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table:number-columns-repeated="2"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Sheet1.B1:Sheet1.C4" table:display-filter-buttons="true">
          <table:filter>
            <table:filter-and>
              <table:filter-condition table:data-type="number" table:value="1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 style:data-style-name="N2" text:time-value="16:54:52.7992579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1:30:21.017459834</meta:creation-date>
    <dc:date>2024-11-14T16:55:09.620411943</dc:date>
    <meta:editing-duration>PT1M15S</meta:editing-duration>
    <meta:editing-cycles>3</meta:editing-cycles>
    <meta:generator>LibreOffice/24.2.6.2$Linux_X86_64 LibreOffice_project/420$Build-2</meta:generator>
    <meta:document-statistic meta:table-count="1" meta:cell-count="8" meta:object-count="0"/>
  </office:meta>
</office:document-meta>
</file>